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size="32pt" style:font-size-asian="32pt" style:font-size-complex="32pt"/>
    </style:style>
    <style:style style:name="P8" style:family="paragraph" style:parent-style-name="Heading_20_1">
      <style:paragraph-properties fo:text-align="center" style:justify-single-word="false"/>
      <style:text-properties fo:font-size="48pt" style:font-size-asian="48pt" style:font-size-complex="48pt"/>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201in" svg:y="5.5626in" svg:width="5.198in" svg:height="3.9063in" draw:z-index="0">
        <draw:image xlink:href="http://web.cecs.pdx.edu/%7Eharry/Relay/index-Thumbnails/3.jpg" xlink:type="simple" xlink:show="embed" xlink:actuate="onLoad"/>
      </draw:frame>
      <text:p text:style-name="P2">ECE 410-</text:p>
      <text:p text:style-name="P2">Final Project Proposal</text:p>
      <text:p text:style-name="P2"/>
      <text:h text:style-name="P8" text:outline-level="1">Harry Porter's Relay Computer</text:h>
      <text:p text:style-name="P7"/>
      <text:p text:style-name="P1"><text:tab/><text:tab/><text:tab/>Team Members: Maisee Brown</text:p>
      <text:p text:style-name="P1"><text:s text:c="4"/><text:tab/><text:tab/><text:tab/><text:tab/><text:tab/><text:tab/>Brian Ledger</text:p>
      <text:p text:style-name="P1"><text:tab/><text:tab/><text:tab/><text:tab/><text:tab/><text:tab/>Jenner Hanni</text:p>
      <text:p text:style-name="P1"/>
      <text:p text:style-name="P3"/>
      <text:p text:style-name="P4"/>
      <text:p text:style-name="P4"/>
      <text:p text:style-name="P4"/>
      <text:p text:style-name="P4"><text:soft-page-break/></text:p>
      <text:p text:style-name="P4">Proposed Project: </text:p>
      <text:p text:style-name="P4"><text:span text:style-name="T1"><text:tab/>We propose to re-create Harry Porter's relay computer in System Verliog and completely verify the system. <text:s/>The top level Diagram of this project idea is on the title page of this proposal. It consists of 4 major logic units and 2 buses. The 4 logic units are the Arithmetic Logic Unit, Register Unit, Program Control Unit, and Sequencer Unit. It also has a 16 bit- address bus and an 8-bit data bus. <text:s/>The design is detailed in Harry Porter's paper at </text:span><text:a xlink:type="simple" xlink:href="http://web.cecs.pdx.edu/~harry/Relay/RelayPaper.htm"><text:span text:style-name="T1">http://web.cecs.pdx.edu/~harry/Relay/RelayPaper.htm</text:span></text:a><text:span text:style-name="T1"> . Taken from that paper is a list of the features of each of the logic units. This appears to be the perfect project for ECE 410 – System Verilog Final project because it integrates multiple pieces of logic that need to work properly together but is simple enough to be doable within our time constraint. </text:span></text:p>
      <text:p text:style-name="P9"><text:s/></text:p>
      <text:p text:style-name="P5"><text:span text:style-name="T2">Features of the Arithmetic Logic Unit:</text:span><text:span text:style-name="T1"> <text:line-break/><text:line-break/>Two 8-bit inputs (from B and C registers) <text:line-break/>8-bit result (onto data bus) <text:line-break/>3-bit function code input <text:line-break/>Functions: Add, Increment, And, Or, Xor, Not, Shift-left, Nop <text:line-break/>Carry output (from Add, Increment) <text:line-break/>Zero-detect output <text:line-break/><text:line-break/></text:span><text:span text:style-name="T2">Features of the Register Unit:</text:span><text:span text:style-name="T1"> <text:line-break/><text:line-break/>8 Registers (8-bits each) <text:line-break/>Register Names: A, B, C, D, M1, M2, X, and Y <text:line-break/>Data Bus (8 LEDs and 8 Switches) <text:line-break/><text:line-break/></text:span><text:span text:style-name="T2">Features of the Program Control Unit:</text:span><text:span text:style-name="T1"> <text:line-break/><text:line-break/>Program Counter (16 bits) <text:line-break/>Instruction Register (8 bits) <text:line-break/>Jump Target Register (16 bits) <text:line-break/>Increment Unit (16 bits) <text:line-break/>Increment Register (16 bits) <text:line-break/>Address Bus (16 LEDs and 16 Switches) <text:line-break/><text:line-break/></text:span><text:span text:style-name="T2">Features of the Sequencer Unit:</text:span><text:span text:style-name="T1"> <text:line-break/><text:line-break/>Clock (Using capacitors for delay) <text:line-break/>Finite State Control (24 states) <text:line-break/>Instruction Decoding <text:line-break/>Main Memory (32K x 8bits, static RAM chip)</text:span></text:p>
      <text:p text:style-name="P6"/>
      <text:p text:style-name="P4">Proposed Design and Verification Components:</text:p>
      <text:p text:style-name="P4"/>
      <text:p text:style-name="P4"><text:tab/>Design Approach: <text:span text:style-name="T1">We plan to design this system twice. We will create a behavior model and a low level data flow <text:s/>model. The low level model will be in the spirit of the original design as we plan to construct the project out of <text:s/>low level four-pole double throw relays. <text:s/></text:span></text:p>
      <text:p text:style-name="P4"/>
      <text:p text:style-name="P4"><text:span text:style-name="T1"><text:tab/></text:span>Interfaces: <text:span text:style-name="T1">We plan to use interfaces to provide the bus interfaces between components. We </text:span><text:soft-page-break/><text:span text:style-name="T1">also plan to use an interface with interface methods to load the memory with our test programs. This was traditionally done by low level toggling of switches on the computer this action will be preformed by the behavior verification test bench. </text:span></text:p>
      <text:p text:style-name="P9"/>
      <text:p text:style-name="P4"><text:span text:style-name="T1"><text:tab/></text:span>Assertions:<text:span text:style-name="T1"> In an effort to verify each component individually and then combine them to verify the whole system we will use assertions at each step. We can use assertions to verify our communication protocols when we begin to integrate the system. We can also use assertions to verify the overall system function before synthesizing it .</text:span></text:p>
      <text:p text:style-name="P9"/>
      <text:p text:style-name="P4"><text:span text:style-name="T1"><text:tab/></text:span>Classes:<text:span text:style-name="T1"> We can possibly use classes to preform Monitors or Scoreboards on our individual component test benches and on some of our integration benches.</text:span></text:p>
      <text:p text:style-name="P9"/>
      <text:p text:style-name="P4"><text:span text:style-name="T1"><text:tab/></text:span>Overall Verification Approach:<text:span text:style-name="T1"> We plan to implement each of the logic units in it's own module and do comprehensive testing on each of these logic units individually. Each of the units will have it's own test bench designed to thoroughly verify that component using the above defined System Verilog Attributes. After we have comprehensively verified our behavior model, we will verify our low level model using our high level model as a golden model. After both programs have been behaviorally verified we will write another test bench that is fully synthesizable that will run programs and verify correctness of results. <text:s/></text:span></text:p>
      <text:p text:style-name="P9"/>
      <text:p text:style-name="P4"><text:span text:style-name="T1"><text:tab/></text:span>HDL-Link Velocesolo Approach:<text:span text:style-name="T1"> For the intermittent behavioral verification where our test bench cannot be synthesizable we will use the HDL – link Velocesolo technique to verify that each piece of our design is synthesizable and runs correctly on the hardware.</text:span></text:p>
      <text:p text:style-name="P9"/>
      <text:p text:style-name="P4"><text:span text:style-name="T1"><text:tab/></text:span>Structural Velocesolo Approach:<text:span text:style-name="T1"> For the final verification we propose to use the Structural Approach because we believe that our test bench can be written to be synthesizable. Although our test benches for verifying each individual component may not be synthesizable, our test bench for the system will consist of loading the memory of the device and verifying outputs. We believe this can be done in a completely synthesizable manner. </text:spa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09:48:46.67</meta:creation-date>
    <dc:date>2012-07-17T20:52:35.95</dc:date>
    <meta:editing-duration>PT03H12M01S</meta:editing-duration>
    <meta:editing-cycles>17</meta:editing-cycles>
    <meta:generator>OpenOffice.org/3.2$Win32 OpenOffice.org_project/320m12$Build-9483</meta:generator>
    <meta:document-statistic meta:table-count="0" meta:image-count="1" meta:object-count="0" meta:page-count="3" meta:paragraph-count="19" meta:word-count="681" meta:character-count="4219"/>
  </office:meta>
</office:document-meta>
</file>